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21cm" fo:min-width="0.47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0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73cm" svg:height="0.971cm" svg:x="1.952cm" svg:y="2.1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133cm" svg:height="0.806cm" svg:x="1.872cm" svg:y="1.435cm">
          <draw:text-box>
            <text:p text:style-name="P2"><text:span text:style-name="T1">w0</text:span></text:p>
          </draw:text-box>
        </draw:frame>
        <draw:custom-shape draw:style-name="gr1" draw:text-style-name="P1" draw:layer="layout" svg:width="0.973cm" svg:height="0.971cm" svg:x="1.952cm" svg:y="2.1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73cm" svg:height="0.971cm" svg:x="1.952cm" svg:y="2.1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73cm" svg:height="0.971cm" svg:x="1.952cm" svg:y="2.1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73cm" svg:height="0.971cm" svg:x="1.952cm" svg:y="2.1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73cm" svg:height="0.971cm" svg:x="1.952cm" svg:y="2.1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73cm" svg:height="0.971cm" svg:x="1.952cm" svg:y="2.1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973cm" svg:height="0.971cm" svg:x="1.952cm" svg:y="2.1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73cm" svg:height="0.971cm" svg:x="1.952cm" svg:y="3.7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73cm" svg:height="0.971cm" svg:x="1.952cm" svg:y="3.7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73cm" svg:height="0.971cm" svg:x="1.952cm" svg:y="3.7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973cm" svg:height="0.971cm" svg:x="1.952cm" svg:y="3.7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73cm" svg:height="0.971cm" svg:x="1.952cm" svg:y="5.4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73cm" svg:height="0.971cm" svg:x="1.952cm" svg:y="5.4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73cm" svg:height="0.971cm" svg:x="1.952cm" svg:y="5.4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973cm" svg:height="0.971cm" svg:x="1.952cm" svg:y="5.4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73cm" svg:height="0.971cm" svg:x="1.952cm" svg:y="7.0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73cm" svg:height="0.971cm" svg:x="1.952cm" svg:y="7.0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73cm" svg:height="0.971cm" svg:x="1.952cm" svg:y="7.0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973cm" svg:height="0.971cm" svg:x="1.952cm" svg:y="7.0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73cm" svg:height="0.971cm" svg:x="1.952cm" svg:y="8.6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73cm" svg:height="0.971cm" svg:x="1.952cm" svg:y="8.6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73cm" svg:height="0.971cm" svg:x="1.952cm" svg:y="8.6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973cm" svg:height="0.971cm" svg:x="1.952cm" svg:y="8.6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73cm" svg:height="0.971cm" svg:x="4.469cm" svg:y="2.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73cm" svg:height="0.971cm" svg:x="4.469cm" svg:y="2.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73cm" svg:height="0.971cm" svg:x="4.469cm" svg:y="2.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973cm" svg:height="0.971cm" svg:x="4.469cm" svg:y="2.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73cm" svg:height="0.971cm" svg:x="4.469cm" svg:y="6.2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73cm" svg:height="0.971cm" svg:x="4.469cm" svg:y="6.2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73cm" svg:height="0.971cm" svg:x="4.469cm" svg:y="6.2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973cm" svg:height="0.971cm" svg:x="4.469cm" svg:y="6.2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73cm" svg:height="0.971cm" svg:x="6.632cm" svg:y="4.4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73cm" svg:height="0.971cm" svg:x="6.632cm" svg:y="4.4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73cm" svg:height="0.971cm" svg:x="6.632cm" svg:y="4.4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973cm" svg:height="0.971cm" svg:x="6.632cm" svg:y="4.4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73cm" svg:height="0.971cm" svg:x="8.432cm" svg:y="4.4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73cm" svg:height="0.971cm" svg:x="8.432cm" svg:y="4.4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73cm" svg:height="0.971cm" svg:x="8.432cm" svg:y="4.4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973cm" svg:height="0.971cm" svg:x="8.432cm" svg:y="4.4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73cm" svg:height="0.971cm" svg:x="10.532cm" svg:y="4.4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73cm" svg:height="0.971cm" svg:x="10.532cm" svg:y="4.4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73cm" svg:height="0.971cm" svg:x="10.532cm" svg:y="4.4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973cm" svg:height="0.971cm" svg:x="10.532cm" svg:y="4.4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027cm" svg:height="0.806cm" svg:x="1.925cm" svg:y="3.135cm">
          <draw:text-box>
            <text:p text:style-name="P2"><text:span text:style-name="T1">x0</text:span></text:p>
          </draw:text-box>
        </draw:frame>
        <draw:frame draw:style-name="gr2" draw:text-style-name="P3" draw:layer="layout" svg:width="1.133cm" svg:height="0.806cm" svg:x="1.872cm" svg:y="4.835cm">
          <draw:text-box>
            <text:p text:style-name="P2"><text:span text:style-name="T1">w1</text:span></text:p>
          </draw:text-box>
        </draw:frame>
        <draw:frame draw:style-name="gr2" draw:text-style-name="P3" draw:layer="layout" svg:width="1.027cm" svg:height="0.806cm" svg:x="1.925cm" svg:y="6.435cm">
          <draw:text-box>
            <text:p text:style-name="P2"><text:span text:style-name="T1">x1</text:span></text:p>
          </draw:text-box>
        </draw:frame>
        <draw:frame draw:style-name="gr2" draw:text-style-name="P3" draw:layer="layout" svg:width="1.133cm" svg:height="0.806cm" svg:x="1.872cm" svg:y="8.035cm">
          <draw:text-box>
            <text:p text:style-name="P2"><text:span text:style-name="T1">w2</text:span></text:p>
          </draw:text-box>
        </draw:frame>
        <draw:connector draw:style-name="gr3" draw:text-style-name="P4" draw:layer="layout" svg:x1="2.925cm" svg:y1="2.648cm" svg:x2="4.47cm" svg:y2="3.348cm" draw:start-shape="id1" draw:start-glue-point="10" draw:end-shape="id2" draw:end-glue-point="6" svg:d="M2925 2648h772v700h773" svg:viewBox="0 0 1546 701">
          <text:p/>
        </draw:connector>
        <draw:connector draw:style-name="gr3" draw:text-style-name="P4" draw:layer="layout" svg:x1="2.925cm" svg:y1="4.248cm" svg:x2="4.47cm" svg:y2="3.348cm" draw:start-shape="id3" draw:start-glue-point="10" draw:end-shape="id2" draw:end-glue-point="6" svg:d="M2925 4248h772v-900h773" svg:viewBox="0 0 1546 901">
          <text:p/>
        </draw:connector>
        <draw:connector draw:style-name="gr3" draw:text-style-name="P4" draw:layer="layout" svg:x1="2.925cm" svg:y1="5.948cm" svg:x2="4.47cm" svg:y2="6.748cm" draw:start-shape="id4" draw:start-glue-point="10" draw:end-shape="id5" draw:end-glue-point="6" svg:d="M2925 5948h772v800h773" svg:viewBox="0 0 1546 801">
          <text:p/>
        </draw:connector>
        <draw:connector draw:style-name="gr3" draw:text-style-name="P4" draw:layer="layout" svg:x1="2.925cm" svg:y1="7.548cm" svg:x2="4.47cm" svg:y2="6.748cm" draw:start-shape="id6" draw:start-glue-point="10" draw:end-shape="id5" draw:end-glue-point="6" svg:d="M2925 7548h772v-800h773" svg:viewBox="0 0 1546 801">
          <text:p/>
        </draw:connector>
        <draw:connector draw:style-name="gr3" draw:text-style-name="P4" draw:layer="layout" svg:x1="5.442cm" svg:y1="3.348cm" svg:x2="6.633cm" svg:y2="4.898cm" draw:start-shape="id2" draw:start-glue-point="10" draw:end-shape="id7" draw:end-glue-point="6" svg:d="M5442 3348h595v1550h596" svg:viewBox="0 0 1192 1551">
          <text:p/>
        </draw:connector>
        <draw:connector draw:style-name="gr3" draw:text-style-name="P4" draw:layer="layout" svg:x1="5.442cm" svg:y1="6.748cm" svg:x2="6.633cm" svg:y2="4.898cm" draw:start-shape="id5" draw:start-glue-point="10" draw:end-shape="id7" draw:end-glue-point="6" svg:d="M5442 6748h595v-1850h596" svg:viewBox="0 0 1192 1851">
          <text:p/>
        </draw:connector>
        <draw:frame draw:style-name="gr2" draw:text-style-name="P3" draw:layer="layout" svg:width="1.008cm" svg:height="0.806cm" svg:x="5.251cm" svg:y="2.635cm">
          <draw:text-box>
            <text:p text:style-name="P2"><text:span text:style-name="T1">a</text:span></text:p>
          </draw:text-box>
        </draw:frame>
        <draw:frame draw:style-name="gr2" draw:text-style-name="P3" draw:layer="layout" svg:width="1.008cm" svg:height="0.806cm" svg:x="5.151cm" svg:y="5.935cm">
          <draw:text-box>
            <text:p text:style-name="P2"><text:span text:style-name="T1">b</text:span></text:p>
          </draw:text-box>
        </draw:frame>
        <draw:connector draw:style-name="gr3" draw:text-style-name="P4" draw:layer="layout" svg:x1="7.605cm" svg:y1="4.898cm" svg:x2="8.433cm" svg:y2="4.898cm" draw:start-shape="id7" draw:start-glue-point="10" draw:end-shape="id8" draw:end-glue-point="6" svg:d="M7605 4898h828" svg:viewBox="0 0 829 1">
          <text:p/>
        </draw:connector>
        <draw:connector draw:style-name="gr3" draw:text-style-name="P4" draw:layer="layout" svg:x1="9.405cm" svg:y1="4.898cm" svg:x2="10.533cm" svg:y2="4.898cm" draw:start-shape="id8" draw:start-glue-point="10" draw:end-shape="id9" draw:end-glue-point="6" svg:d="M9405 4898h1128" svg:viewBox="0 0 1129 1">
          <text:p/>
        </draw:connector>
        <draw:frame draw:style-name="gr2" draw:text-style-name="P3" draw:layer="layout" svg:width="1.008cm" svg:height="0.806cm" svg:x="7.451cm" svg:y="4.135cm">
          <draw:text-box>
            <text:p text:style-name="P2"><text:span text:style-name="T1">c</text:span></text:p>
          </draw:text-box>
        </draw:frame>
        <draw:custom-shape draw:style-name="gr1" draw:text-style-name="P1" draw:layer="layout" svg:width="0.973cm" svg:height="0.971cm" svg:x="12.332cm" svg:y="4.4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73cm" svg:height="0.971cm" svg:x="12.332cm" svg:y="4.4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73cm" svg:height="0.971cm" svg:x="12.332cm" svg:y="4.4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973cm" svg:height="0.971cm" svg:x="12.332cm" svg:y="4.4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73cm" svg:height="0.971cm" svg:x="14.232cm" svg:y="4.4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73cm" svg:height="0.971cm" svg:x="14.232cm" svg:y="4.4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73cm" svg:height="0.971cm" svg:x="14.232cm" svg:y="4.4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973cm" svg:height="0.971cm" svg:x="14.232cm" svg:y="4.4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73cm" svg:height="0.971cm" svg:x="16.032cm" svg:y="4.4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73cm" svg:height="0.971cm" svg:x="16.032cm" svg:y="4.4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73cm" svg:height="0.971cm" svg:x="16.032cm" svg:y="4.4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973cm" svg:height="0.971cm" svg:x="16.032cm" svg:y="4.4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008cm" svg:height="0.806cm" svg:x="9.251cm" svg:y="4.135cm">
          <draw:text-box>
            <text:p text:style-name="P2"><text:span text:style-name="T1">d</text:span></text:p>
          </draw:text-box>
        </draw:frame>
        <draw:frame draw:style-name="gr2" draw:text-style-name="P3" draw:layer="layout" svg:width="1.008cm" svg:height="0.806cm" svg:x="11.351cm" svg:y="4.135cm">
          <draw:text-box>
            <text:p text:style-name="P2"><text:span text:style-name="T1">e</text:span></text:p>
          </draw:text-box>
        </draw:frame>
        <draw:frame draw:style-name="gr2" draw:text-style-name="P3" draw:layer="layout" svg:width="1.008cm" svg:height="0.806cm" svg:x="13.251cm" svg:y="4.135cm">
          <draw:text-box>
            <text:p text:style-name="P2"><text:span text:style-name="T1">f</text:span></text:p>
          </draw:text-box>
        </draw:frame>
        <draw:frame draw:style-name="gr2" draw:text-style-name="P3" draw:layer="layout" svg:width="1.008cm" svg:height="0.806cm" svg:x="14.951cm" svg:y="3.935cm">
          <draw:text-box>
            <text:p text:style-name="P2"><text:span text:style-name="T1">g</text:span></text:p>
          </draw:text-box>
        </draw:frame>
        <draw:frame draw:style-name="gr2" draw:text-style-name="P3" draw:layer="layout" svg:width="1.008cm" svg:height="0.806cm" svg:x="16.951cm" svg:y="4.135cm">
          <draw:text-box>
            <text:p text:style-name="P2"><text:span text:style-name="T1">h</text:span></text:p>
          </draw:text-box>
        </draw:frame>
        <draw:frame draw:style-name="gr2" draw:text-style-name="P3" draw:layer="layout" svg:width="1.008cm" svg:height="0.806cm" svg:x="4.651cm" svg:y="3.035cm">
          <draw:text-box>
            <text:p text:style-name="P2"><text:span text:style-name="T1">*</text:span></text:p>
          </draw:text-box>
        </draw:frame>
        <draw:frame draw:style-name="gr2" draw:text-style-name="P3" draw:layer="layout" svg:width="1.008cm" svg:height="0.806cm" svg:x="4.651cm" svg:y="6.535cm">
          <draw:text-box>
            <text:p text:style-name="P2"><text:span text:style-name="T1">*</text:span></text:p>
          </draw:text-box>
        </draw:frame>
        <draw:frame draw:style-name="gr2" draw:text-style-name="P3" draw:layer="layout" svg:width="1.008cm" svg:height="0.806cm" svg:x="6.751cm" svg:y="4.535cm">
          <draw:text-box>
            <text:p text:style-name="P2"><text:span text:style-name="T1">+</text:span></text:p>
          </draw:text-box>
        </draw:frame>
        <draw:connector draw:style-name="gr3" draw:text-style-name="P4" draw:layer="layout" svg:x1="2.925cm" svg:y1="9.148cm" svg:x2="8.92cm" svg:y2="5.382cm" draw:start-shape="id10" draw:start-glue-point="10" draw:end-shape="id8" draw:end-glue-point="4" svg:d="M2925 9148h5995v-3766" svg:viewBox="0 0 5996 3767">
          <text:p/>
        </draw:connector>
        <draw:frame draw:style-name="gr2" draw:text-style-name="P3" draw:layer="layout" svg:width="1.008cm" svg:height="0.806cm" svg:x="8.551cm" svg:y="4.535cm">
          <draw:text-box>
            <text:p text:style-name="P2"><text:span text:style-name="T1">+</text:span></text:p>
          </draw:text-box>
        </draw:frame>
        <draw:connector draw:style-name="gr3" draw:text-style-name="P4" draw:layer="layout" svg:x1="11.505cm" svg:y1="4.898cm" svg:x2="12.333cm" svg:y2="4.898cm" draw:start-shape="id9" draw:start-glue-point="10" draw:end-shape="id11" draw:end-glue-point="6" svg:d="M11505 4898h828" svg:viewBox="0 0 829 1">
          <text:p/>
        </draw:connector>
        <draw:connector draw:style-name="gr3" draw:text-style-name="P4" draw:layer="layout" svg:x1="13.305cm" svg:y1="4.898cm" svg:x2="14.233cm" svg:y2="4.898cm" draw:start-shape="id11" draw:start-glue-point="10" draw:end-shape="id12" draw:end-glue-point="6" svg:d="M13305 4898h928" svg:viewBox="0 0 929 1">
          <text:p/>
        </draw:connector>
        <draw:connector draw:style-name="gr3" draw:text-style-name="P4" draw:layer="layout" svg:x1="15.205cm" svg:y1="4.898cm" svg:x2="16.033cm" svg:y2="4.898cm" draw:start-shape="id12" draw:start-glue-point="10" draw:end-shape="id13" draw:end-glue-point="6" svg:d="M15205 4898h828" svg:viewBox="0 0 829 1">
          <text:p/>
        </draw:connector>
        <draw:line draw:style-name="gr3" draw:text-style-name="P4" draw:layer="layout" svg:x1="17.002cm" svg:y1="4.81cm" svg:x2="19.034cm" svg:y2="4.81cm">
          <text:p/>
        </draw:line>
        <draw:custom-shape draw:style-name="gr1" draw:text-style-name="P1" draw:layer="layout" svg:width="0.973cm" svg:height="0.971cm" svg:x="10.532cm" svg:y="7.9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4" draw:id="id14" draw:layer="layout" svg:width="1.008cm" svg:height="0.806cm" svg:x="10.525cm" svg:y="7.985cm">
          <draw:text-box>
            <text:p text:style-name="P2"><text:span text:style-name="T1">-1</text:span></text:p>
          </draw:text-box>
        </draw:frame>
        <draw:frame draw:style-name="gr2" draw:text-style-name="P3" draw:layer="layout" svg:width="1.008cm" svg:height="0.806cm" svg:x="10.651cm" svg:y="4.635cm">
          <draw:text-box>
            <text:p text:style-name="P2"><text:span text:style-name="T1">*</text:span></text:p>
          </draw:text-box>
        </draw:frame>
        <draw:connector draw:style-name="gr3" draw:text-style-name="P4" draw:layer="layout" svg:x1="11.029cm" svg:y1="7.985cm" svg:x2="11.02cm" svg:y2="5.382cm" draw:start-shape="id14" draw:start-glue-point="0" draw:end-shape="id9" draw:end-glue-point="4" svg:d="M11029 7985v-1301h-9v-1302" svg:viewBox="0 0 10 2604">
          <text:p/>
        </draw:connector>
        <draw:frame draw:style-name="gr2" draw:text-style-name="P3" draw:layer="layout" svg:width="1.302cm" svg:height="0.806cm" svg:x="12.225cm" svg:y="4.485cm">
          <draw:text-box>
            <text:p text:style-name="P2"><text:span text:style-name="T1">exp</text:span></text:p>
          </draw:text-box>
        </draw:frame>
        <draw:frame draw:style-name="gr2" draw:text-style-name="P3" xml:id="id16" draw:id="id16" draw:layer="layout" svg:width="1.008cm" svg:height="0.806cm" svg:x="14.225cm" svg:y="4.485cm">
          <draw:text-box>
            <text:p text:style-name="P2"><text:span text:style-name="T1">+</text:span></text:p>
          </draw:text-box>
        </draw:frame>
        <draw:custom-shape draw:style-name="gr1" draw:text-style-name="P1" draw:layer="layout" svg:width="0.973cm" svg:height="0.971cm" svg:x="14.332cm" svg:y="7.9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5" draw:id="id15" draw:layer="layout" svg:width="1.008cm" svg:height="0.806cm" svg:x="14.225cm" svg:y="7.985cm">
          <draw:text-box>
            <text:p text:style-name="P2"><text:span text:style-name="T1">-1</text:span></text:p>
          </draw:text-box>
        </draw:frame>
        <draw:connector draw:style-name="gr3" draw:text-style-name="P4" draw:layer="layout" svg:x1="14.729cm" svg:y1="7.985cm" svg:x2="14.729cm" svg:y2="5.291cm" draw:start-shape="id15" draw:start-glue-point="0" draw:end-shape="id16" draw:end-glue-point="2" svg:d="M14729 7985v-2694" svg:viewBox="0 0 1 2695">
          <text:p/>
        </draw:connector>
        <draw:frame draw:style-name="gr2" draw:text-style-name="P3" draw:layer="layout" svg:width="1.192cm" svg:height="0.806cm" svg:x="15.925cm" svg:y="4.485cm">
          <draw:text-box>
            <text:p text:style-name="P2"><text:span text:style-name="T1">1/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2T00:45:39.640040226</meta:creation-date>
    <dc:date>2021-01-05T13:01:20.852069255</dc:date>
    <meta:editing-duration>PT1H13M20S</meta:editing-duration>
    <meta:editing-cycles>3</meta:editing-cycles>
    <meta:generator>LibreOffice/6.0.7.3$Linux_X86_64 LibreOffice_project/00m0$Build-3</meta:generator>
    <meta:document-statistic meta:object-count="96"/>
  </office:meta>
</office:document-meta>
</file>